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7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7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7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7">
            <calcext:condition calcext:apply-style-name="Error" calcext:value="duplicate" calcext:base-cell-address="list.B3"/>
          </calcext:conditional-format>
          <calcext:conditional-format calcext:target-range-address="list.C3:list.C317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4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4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4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4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4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4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4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4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4"/>
          <table:table-cell table:style-name="ce175"/>
          <table:table-cell table:style-name="ce104" table:number-columns-repeated="2"/>
          <table:covered-table-cell table:style-name="ce104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4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4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4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4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4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4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4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4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4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4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4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4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4" table:number-columns-repeated="2"/>
          <table:table-cell table:style-name="ce104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4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4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4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4"/>
          <table:table-cell table:style-name="ce104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4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4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4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4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4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4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4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4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4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4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4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4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4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4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4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4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4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4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4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4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4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4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4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4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4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4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4" office:value-type="string" calcext:value-type="string">
            <text:p>Discord: 데크크래프트#4923</text:p>
          </table:table-cell>
          <table:table-cell table:style-name="ce104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4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4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4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4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4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4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4"/>
          <table:table-cell table:style-name="ce104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4" office:value-type="string" calcext:value-type="string">
            <text:p>데린</text:p>
          </table:table-cell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4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4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4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4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4" office:value-type="string" calcext:value-type="string">
            <text:p>주식회사 데베스프레소 게임즈</text:p>
          </table:table-cell>
          <table:table-cell table:style-name="ce157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4" office:value-type="string" calcext:value-type="string">
            <text:p>주식회사데브마루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4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4" office:value-type="string" calcext:value-type="string">
            <text:p>주식회사 디즈콘</text:p>
          </table:table-cell>
          <table:table-cell table:style-name="ce157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4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이정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4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4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4" table:number-columns-repeated="2"/>
          <table:table-cell table:style-name="ce104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4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4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4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4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4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4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4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4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4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4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4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4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4"/>
          <table:table-cell table:style-name="ce104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4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4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4" table:number-columns-repeated="2"/>
          <table:table-cell table:style-name="ce104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4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4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유영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4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4"/>
          <table:table-cell table:style-name="ce157"/>
          <table:table-cell table:style-name="ce165"/>
          <table:table-cell table:style-name="ce165" office:value-type="string" calcext:value-type="string">
            <text:p>백호종</text:p>
          </table:table-cell>
          <table:table-cell table:style-name="ce104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04" office:value-type="string" calcext:value-type="string">
            <text:p>인디고블루 게임 스튜디오</text:p>
          </table:table-cell>
          <table:table-cell table:style-name="ce157"/>
          <table:table-cell table:style-name="ce165"/>
          <table:table-cell table:style-name="ce165" office:value-type="string" calcext:value-type="string">
            <text:p>김혜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4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4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4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4" office:value-type="string" calcext:value-type="string">
            <text:p>주식회사 아이언메이스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4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4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4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4" office:value-type="string" calcext:value-type="string">
            <text:p>작두스튜디오</text:p>
          </table:table-cell>
          <table:table-cell table:style-name="ce157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4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4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4" office:value-type="string" calcext:value-type="string">
            <text:p>자몽</text:p>
          </table:table-cell>
          <table:table-cell table:style-name="ce157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4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4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4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4" office:value-type="string" calcext:value-type="string">
            <text:p>젤리스노우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4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4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4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4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4" office:value-type="string" calcext:value-type="string">
            <text:p><text:a xlink:href="https://twitter.com/mojaeng" xlink:type="simple">https://twitter.com/mojaeng</text:a></text:p>
          </table:table-cell>
          <table:table-cell table:style-name="ce104"/>
          <table:table-cell table:style-name="ce104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4" office:value-type="string" calcext:value-type="string">
            <text:p>키위웍스주식회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4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4" office:value-type="string" calcext:value-type="string">
            <text:p>(주)크래프톤</text:p>
          </table:table-cell>
          <table:table-cell table:style-name="ce157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4" office:value-type="string" calcext:value-type="string">
            <text:p><text:a xlink:href="https://twitter.com/LeeBbunsik" xlink:type="simple">https://twitter.com/LeeBbunsik</text:a></text:p>
          </table:table-cell>
          <table:table-cell table:style-name="ce104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4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4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4" office:value-type="string" calcext:value-type="string">
            <text:p>라인게임즈㈜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LinkTown</text:p>
          </table:table-cell>
          <table:table-cell table:style-name="ce104" office:value-type="string" calcext:value-type="string">
            <text:p>링크타운</text:p>
          </table:table-cell>
          <table:table-cell table:style-name="ce157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4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4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4" office:value-type="string" calcext:value-type="string">
            <text:p>라이어버드스튜디오</text:p>
          </table:table-cell>
          <table:table-cell table:style-name="ce157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4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4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4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4" office:value-type="string" calcext:value-type="string">
            <text:p>민트로켓</text:p>
          </table:table-cell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4" office:value-type="string" calcext:value-type="string">
            <text:p>주식회사 몬스터가이드</text:p>
          </table:table-cell>
          <table:table-cell table:style-name="ce157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4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4" office:value-type="string" calcext:value-type="string">
            <text:p>주식회사 문랩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4" office:value-type="string" calcext:value-type="string">
            <text:p>주식회사 나날이</text:p>
          </table:table-cell>
          <table:table-cell table:style-name="ce157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4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4" office:value-type="string" calcext:value-type="string">
            <text:p>주식회사 네오노비스</text:p>
          </table:table-cell>
          <table:table-cell table:style-name="ce157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4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4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4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4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4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4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4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4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4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4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4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4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4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4"/>
          <table:table-cell table:style-name="ce104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4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4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4" office:value-type="string" calcext:value-type="string">
            <text:p>파란게 프로젝트</text:p>
          </table:table-cell>
          <table:table-cell table:style-name="ce157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4" office:value-type="string" calcext:value-type="string">
            <text:p>(주)페퍼스톤즈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4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4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4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04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4" office:value-type="string" calcext:value-type="string">
            <text:p>주식회사 픽셀로어</text:p>
          </table:table-cell>
          <table:table-cell table:style-name="ce157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4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4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4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4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4" office:value-type="string" calcext:value-type="string">
            <text:p>프로젝트문</text:p>
          </table:table-cell>
          <table:table-cell table:style-name="ce157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4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4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4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4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4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4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4" office:value-type="string" calcext:value-type="string">
            <text:p>라이징윙스 주식회사</text:p>
          </table:table-cell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4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4" office:value-type="string" calcext:value-type="string">
            <text:p><text:a xlink:href="https://twitter.com/REDRAY_dev" xlink:type="simple">https://twitter.com/REDRAY_dev</text:a></text:p>
          </table:table-cell>
          <table:table-cell table:style-name="ce104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4"/>
          <table:table-cell table:style-name="ce157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04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4"/>
          <table:table-cell table:style-name="ce104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04" office:value-type="string" calcext:value-type="string">
            <text:p>주식회사 루틀레스 스튜디오</text:p>
          </table:table-cell>
          <table:table-cell table:style-name="ce157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4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4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4"/>
          <table:table-cell table:style-name="ce104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04" office:value-type="string" calcext:value-type="string">
            <text:p>주식회사 루트엔스튜디오</text:p>
          </table:table-cell>
          <table:table-cell table:style-name="ce157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3">
          <table:table-cell table:style-name="ce147" office:value-type="string" calcext:value-type="string">
            <text:p>SEROSO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4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4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4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4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4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4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4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4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4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4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4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4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4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4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4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4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4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4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4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4" office:value-type="string" calcext:value-type="string">
            <text:p><text:a xlink:href="https://twitter.com/Studio_Ly" xlink:type="simple">https://twitter.com/Studio_Ly</text:a>_</text:p>
          </table:table-cell>
          <table:table-cell table:style-name="ce104" office:value-type="string" calcext:value-type="string">
            <text:p><text:a xlink:href="https://twitter.com/lychoi2000" xlink:type="simple">https://twitter.com/lychoi2000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4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4"/>
          <table:table-cell table:style-name="ce104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4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4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4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4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4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4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4" office:value-type="string" calcext:value-type="string">
            <text:p>썬플로랩스 (Sunflo Labs)</text:p>
          </table:table-cell>
          <table:table-cell table:style-name="ce157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4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4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4" office:value-type="string" calcext:value-type="string">
            <text:p>주식회사 써니사이드업 (SUNNY SIDE UP)</text:p>
          </table:table-cell>
          <table:table-cell table:style-name="ce157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811</text:p>
          </table:table-cell>
          <table:table-cell table:style-name="ce165" office:value-type="string" calcext:value-type="string">
            <text:p>박은현</text:p>
          </table:table-cell>
          <table:table-cell table:style-name="ce104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4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4"/>
          <table:table-cell table:style-name="ce104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4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4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4" office:value-type="string" calcext:value-type="string">
            <text:p>팀 콘필드 (Team Corn Field)</text:p>
          </table:table-cell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04" office:value-type="string" calcext:value-type="string">
            <text:p>팀 에뚜</text:p>
          </table:table-cell>
          <table:table-cell table:style-name="ce157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4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4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4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4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4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4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4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4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4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4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4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4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4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4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4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4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4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4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4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4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4"/>
          <table:table-cell table:style-name="ce175"/>
          <table:table-cell table:style-name="ce104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4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4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4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4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4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4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4" office:value-type="string" calcext:value-type="string">
            <text:p><text:a xlink:href="https://twitter.com/vonasoft7" xlink:type="simple">https://twitter.com/vonasoft7</text:a></text:p>
          </table:table-cell>
          <table:table-cell table:style-name="ce104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4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4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4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4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4" table:number-columns-repeated="2"/>
          <table:table-cell table:style-name="ce104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4"/>
          <table:table-cell table:style-name="ce157"/>
          <table:table-cell table:style-name="ce165" table:number-columns-repeated="2"/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4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4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4"/>
          <table:table-cell table:style-name="ce175"/>
          <table:table-cell table:style-name="ce104" table:number-columns-repeated="2"/>
          <table:table-cell table:style-name="ce104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4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4"/>
          <table:table-cell table:style-name="ce175"/>
          <table:table-cell table:style-name="ce104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7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1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6:list.C297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6">00/00/0000</text:date>, <text:time style:data-style-name="N2" text:time-value="08:57:02.15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6T09:27:45.593000000</dc:date>
    <meta:editing-duration>P2DT19H29M1S</meta:editing-duration>
    <meta:editing-cycles>1101</meta:editing-cycles>
    <meta:document-statistic meta:table-count="4" meta:cell-count="357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